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pp title:</text:p>
      <text:p text:style-name="Standard">Fresh Foods 🍓 Expiration Date Tracker vv-vv-vvvv</text:p>
      <text:p text:style-name="Standard">Short description:</text:p>
      <text:p text:style-name="Standard">Fresh Food. Expiration date tracker. Don't waste any products anymore.</text:p>
      <text:p text:style-name="Standard">Full description:</text:p>
      <text:p text:style-name="Standard">Don't waste any products by tracking Expiration Date.</text:p>
      <text:p text:style-name="Standard">also:</text:p>
      <text:p text:style-name="Standard">* Save Your money.</text:p>
      <text:p text:style-name="Standard">* Have only fresh foods in Your frid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19T18:26:11.41</meta:creation-date>
    <meta:generator>OpenOffice/4.1.6$Win32 OpenOffice.org_project/416m1$Build-9790</meta:generator>
    <meta:document-statistic meta:table-count="0" meta:image-count="0" meta:object-count="0" meta:page-count="1" meta:paragraph-count="9" meta:word-count="44" meta:character-count="279"/>
    <dc:date>2021-06-19T18:28:45.07</dc:date>
    <meta:editing-duration>PT2M37S</meta:editing-duration>
    <meta:editing-cycles>1</meta:editing-cycles>
  </office:meta>
</office:document-meta>
</file>